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office:value-type="float" office:value="594.304188655922" calcext:value-type="float">
            <text:p>594.304188655922</text:p>
          </table:table-cell>
        </table:table-row>
        <table:table-row table:style-name="ro1">
          <table:table-cell office:value-type="float" office:value="587.616568436764" calcext:value-type="float">
            <text:p>587.616568436764</text:p>
          </table:table-cell>
        </table:table-row>
        <table:table-row table:style-name="ro1">
          <table:table-cell office:value-type="float" office:value="593.031875463306" calcext:value-type="float">
            <text:p>593.031875463306</text:p>
          </table:table-cell>
        </table:table-row>
        <table:table-row table:style-name="ro1">
          <table:table-cell office:value-type="float" office:value="590.148068150299" calcext:value-type="float">
            <text:p>590.148068150299</text:p>
          </table:table-cell>
        </table:table-row>
        <table:table-row table:style-name="ro1">
          <table:table-cell office:value-type="float" office:value="582.767563157435" calcext:value-type="float">
            <text:p>582.767563157435</text:p>
          </table:table-cell>
        </table:table-row>
        <table:table-row table:style-name="ro1">
          <table:table-cell office:value-type="float" office:value="579.444776015622" calcext:value-type="float">
            <text:p>579.444776015622</text:p>
          </table:table-cell>
        </table:table-row>
        <table:table-row table:style-name="ro1">
          <table:table-cell office:value-type="float" office:value="579.058913453855" calcext:value-type="float">
            <text:p>579.058913453855</text:p>
          </table:table-cell>
        </table:table-row>
        <table:table-row table:style-name="ro1">
          <table:table-cell office:value-type="float" office:value="602.177473745062" calcext:value-type="float">
            <text:p>602.177473745062</text:p>
          </table:table-cell>
        </table:table-row>
        <table:table-row table:style-name="ro1">
          <table:table-cell office:value-type="float" office:value="588.103835613216" calcext:value-type="float">
            <text:p>588.103835613216</text:p>
          </table:table-cell>
        </table:table-row>
        <table:table-row table:style-name="ro1">
          <table:table-cell office:value-type="float" office:value="596.455859284134" calcext:value-type="float">
            <text:p>596.455859284134</text:p>
          </table:table-cell>
        </table:table-row>
        <table:table-row table:style-name="ro1" table:number-rows-repeated="11">
          <table:table-cell/>
        </table:table-row>
        <table:table-row table:style-name="ro1">
          <table:table-cell table:formula="of:=AVERAGE([.A1:.A20])" office:value-type="float" office:value="589.310912197561" calcext:value-type="float">
            <text:p>589.31091219756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13">00/00/0000</text:date>, <text:time style:data-style-name="N2" text:time-value="08:00:47.16479181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e Ancona</meta:initial-creator>
    <meta:creation-date>2018-05-30T11:18:36.369774954</meta:creation-date>
    <dc:date>2018-10-13T08:01:54.538512531</dc:date>
    <dc:creator>Davide Ancona</dc:creator>
    <meta:editing-duration>PT8M27S</meta:editing-duration>
    <meta:editing-cycles>4</meta:editing-cycles>
    <meta:generator>LibreOffice/5.3.7.2.0$Linux_X86_64 LibreOffice_project/30$Build-2</meta:generator>
    <meta:document-statistic meta:table-count="1" meta:cell-count="11" meta:object-count="0"/>
  </office:meta>
</office:document-meta>
</file>